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6.707cm" svg:height="13.228cm" svg:x="0cm" svg:y="10.544cm">
            <draw:object draw:notify-on-update-of-ranges="Sheet1.E19:Sheet1.E19 Sheet1.B14:Sheet1.B17 Sheet1.A2:Sheet1.A2 Sheet1.C2:Sheet1.C5 Sheet1.A6:Sheet1.A6 Sheet1.C6:Sheet1.C9 Sheet1.A10:Sheet1.A10 Sheet1.C10:Sheet1.C13 Sheet1.A14:Sheet1.A14 Sheet1.C14:Sheet1.C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6.653cm" svg:height="13.307cm" svg:x="0cm" svg:y="24.887cm">
            <draw:object draw:notify-on-update-of-ranges="Sheet1.B24:Sheet1.B24 Sheet1.B6:Sheet1.B9 Sheet1.A2:Sheet1.A2 Sheet1.D2:Sheet1.D5 Sheet1.A6:Sheet1.A6 Sheet1.D6:Sheet1.D9 Sheet1.A10:Sheet1.A10 Sheet1.D10:Sheet1.D13 Sheet1.A14:Sheet1.A14 Sheet1.D14:Sheet1.D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6.129cm" svg:height="13.36cm" svg:x="0.441cm" svg:y="10.439cm">
            <draw:object draw:notify-on-update-of-ranges="Sheet1.O57:Sheet1.O57 Sheet1.B2:Sheet1.B5 Sheet1.A2:Sheet1.A2 Sheet1.E2:Sheet1.E5 Sheet1.A6:Sheet1.A6 Sheet1.E6:Sheet1.E9 Sheet1.A10:Sheet1.A10 Sheet1.E10:Sheet1.E13 Sheet1.A14:Sheet1.A14 Sheet1.E14:Sheet1.E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lgorithm</text:p>
          </table:table-cell>
          <table:table-cell table:style-name="Default" office:value-type="string" calcext:value-type="string">
            <text:p>Percentag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Measure</text:p>
          </table:table-cell>
        </table:table-row>
        <table:table-row table:style-name="ro1">
          <table:table-cell office:value-type="string" calcext:value-type="string">
            <text:p>FunkSVD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1" calcext:value-type="float">
            <text:p>0,1</text:p>
          </table:table-cell>
          <table:table-cell office:value-type="float" office:value="0.0250388955494256" calcext:value-type="float">
            <text:p>0,0250388955</text:p>
          </table:table-cell>
          <table:table-cell table:formula="of:=2*[.C2]*[.D2]/([.C2]+[.D2])" office:value-type="float" office:value="0.0400497708163588" calcext:value-type="float">
            <text:p>0,0400497708</text:p>
          </table:table-cell>
        </table:table-row>
        <table:table-row table:style-name="ro1">
          <table:table-cell office:value-type="string" calcext:value-type="string">
            <text:p>FunkSVD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1046875" calcext:value-type="float">
            <text:p>0,1046875</text:p>
          </table:table-cell>
          <table:table-cell office:value-type="float" office:value="0.0261964210065861" calcext:value-type="float">
            <text:p>0,026196421</text:p>
          </table:table-cell>
          <table:table-cell table:formula="of:=2*[.C3]*[.D3]/([.C3]+[.D3])" office:value-type="float" office:value="0.0419064129961232" calcext:value-type="float">
            <text:p>0,041906413</text:p>
          </table:table-cell>
        </table:table-row>
        <table:table-row table:style-name="ro1">
          <table:table-cell office:value-type="string" calcext:value-type="string">
            <text:p>FunkSVD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107983193277311" calcext:value-type="float">
            <text:p>0,1079831933</text:p>
          </table:table-cell>
          <table:table-cell office:value-type="float" office:value="0.027176506028148" calcext:value-type="float">
            <text:p>0,027176506</text:p>
          </table:table-cell>
          <table:table-cell table:formula="of:=2*[.C4]*[.D4]/([.C4]+[.D4])" office:value-type="float" office:value="0.0434242739236545" calcext:value-type="float">
            <text:p>0,0434242739</text:p>
          </table:table-cell>
        </table:table-row>
        <table:table-row table:style-name="ro1">
          <table:table-cell office:value-type="string" calcext:value-type="string">
            <text:p>FunkSVD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103846153846154" calcext:value-type="float">
            <text:p>0,1038461538</text:p>
          </table:table-cell>
          <table:table-cell office:value-type="float" office:value="0.024827703654439" calcext:value-type="float">
            <text:p>0,0248277037</text:p>
          </table:table-cell>
          <table:table-cell table:formula="of:=2*[.C5]*[.D5]/([.C5]+[.D5])" office:value-type="float" office:value="0.0400743644968242" calcext:value-type="float">
            <text:p>0,0400743645</text:p>
          </table:table-cell>
        </table:table-row>
        <table:table-row table:style-name="ro1">
          <table:table-cell office:value-type="string" calcext:value-type="string">
            <text:p>ItemItem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140298507462686" calcext:value-type="float">
            <text:p>0,1402985075</text:p>
          </table:table-cell>
          <table:table-cell office:value-type="float" office:value="0.0357623083706572" calcext:value-type="float">
            <text:p>0,0357623084</text:p>
          </table:table-cell>
          <table:table-cell table:formula="of:=2*[.C6]*[.D6]/([.C6]+[.D6])" office:value-type="float" office:value="0.0569961971841927" calcext:value-type="float">
            <text:p>0,0569961972</text:p>
          </table:table-cell>
        </table:table-row>
        <table:table-row table:style-name="ro1">
          <table:table-cell office:value-type="string" calcext:value-type="string">
            <text:p>ItemItem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14" calcext:value-type="float">
            <text:p>0,14</text:p>
          </table:table-cell>
          <table:table-cell office:value-type="float" office:value="0.0345176370357606" calcext:value-type="float">
            <text:p>0,034517637</text:p>
          </table:table-cell>
          <table:table-cell table:formula="of:=2*[.C7]*[.D7]/([.C7]+[.D7])" office:value-type="float" office:value="0.0553808688575844" calcext:value-type="float">
            <text:p>0,0553808689</text:p>
          </table:table-cell>
        </table:table-row>
        <table:table-row table:style-name="ro1">
          <table:table-cell office:value-type="string" calcext:value-type="string">
            <text:p>ItemItem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135000000000001" calcext:value-type="float">
            <text:p>0,135</text:p>
          </table:table-cell>
          <table:table-cell office:value-type="float" office:value="0.0345284049289266" calcext:value-type="float">
            <text:p>0,0345284049</text:p>
          </table:table-cell>
          <table:table-cell table:formula="of:=2*[.C8]*[.D8]/([.C8]+[.D8])" office:value-type="float" office:value="0.0549917834401771" calcext:value-type="float">
            <text:p>0,0549917834</text:p>
          </table:table-cell>
        </table:table-row>
        <table:table-row table:style-name="ro1">
          <table:table-cell office:value-type="string" calcext:value-type="string">
            <text:p>ItemItem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122332506203475" calcext:value-type="float">
            <text:p>0,1223325062</text:p>
          </table:table-cell>
          <table:table-cell office:value-type="float" office:value="0.029141690878835" calcext:value-type="float">
            <text:p>0,0291416909</text:p>
          </table:table-cell>
          <table:table-cell table:formula="of:=2*[.C9]*[.D9]/([.C9]+[.D9])" office:value-type="float" office:value="0.0470704073549589" calcext:value-type="float">
            <text:p>0,0470704074</text:p>
          </table:table-cell>
        </table:table-row>
        <table:table-row table:style-name="ro1">
          <table:table-cell office:value-type="string" calcext:value-type="string">
            <text:p>Popularity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30327868852459" calcext:value-type="float">
            <text:p>0,3032786885</text:p>
          </table:table-cell>
          <table:table-cell office:value-type="float" office:value="0.0774099683284705" calcext:value-type="float">
            <text:p>0,0774099683</text:p>
          </table:table-cell>
          <table:table-cell table:formula="of:=2*[.C10]*[.D10]/([.C10]+[.D10])" office:value-type="float" office:value="0.123338551074561" calcext:value-type="float">
            <text:p>0,1233385511</text:p>
          </table:table-cell>
        </table:table-row>
        <table:table-row table:style-name="ro1">
          <table:table-cell office:value-type="string" calcext:value-type="string">
            <text:p>Popularity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295417348608837" calcext:value-type="float">
            <text:p>0,2954173486</text:p>
          </table:table-cell>
          <table:table-cell office:value-type="float" office:value="0.0752485748922391" calcext:value-type="float">
            <text:p>0,0752485749</text:p>
          </table:table-cell>
          <table:table-cell table:formula="of:=2*[.C11]*[.D11]/([.C11]+[.D11])" office:value-type="float" office:value="0.119944850992995" calcext:value-type="float">
            <text:p>0,119944851</text:p>
          </table:table-cell>
        </table:table-row>
        <table:table-row table:style-name="ro1">
          <table:table-cell office:value-type="string" calcext:value-type="string">
            <text:p>Popularity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199850299401197" calcext:value-type="float">
            <text:p>0,1998502994</text:p>
          </table:table-cell>
          <table:table-cell office:value-type="float" office:value="0.051446308935545" calcext:value-type="float">
            <text:p>0,0514463089</text:p>
          </table:table-cell>
          <table:table-cell table:formula="of:=2*[.C12]*[.D12]/([.C12]+[.D12])" office:value-type="float" office:value="0.0818280860367018" calcext:value-type="float">
            <text:p>0,081828086</text:p>
          </table:table-cell>
        </table:table-row>
        <table:table-row table:style-name="ro1">
          <table:table-cell office:value-type="string" calcext:value-type="string">
            <text:p>Popularity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171407185628742" calcext:value-type="float">
            <text:p>0,1714071856</text:p>
          </table:table-cell>
          <table:table-cell office:value-type="float" office:value="0.0393548251275754" calcext:value-type="float">
            <text:p>0,0393548251</text:p>
          </table:table-cell>
          <table:table-cell table:formula="of:=2*[.C13]*[.D13]/([.C13]+[.D13])" office:value-type="float" office:value="0.0640124830069908" calcext:value-type="float">
            <text:p>0,064012483</text:p>
          </table:table-cell>
        </table:table-row>
        <table:table-row table:style-name="ro1">
          <table:table-cell office:value-type="string" calcext:value-type="string">
            <text:p>RandomPopularity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101612903225806" calcext:value-type="float">
            <text:p>0,1016129032</text:p>
          </table:table-cell>
          <table:table-cell office:value-type="float" office:value="0.026022228509223" calcext:value-type="float">
            <text:p>0,0260222285</text:p>
          </table:table-cell>
          <table:table-cell table:formula="of:=2*[.C14]*[.D14]/([.C14]+[.D14])" office:value-type="float" office:value="0.041433642152959" calcext:value-type="float">
            <text:p>0,0414336422</text:p>
          </table:table-cell>
        </table:table-row>
        <table:table-row table:style-name="ro1">
          <table:table-cell office:value-type="string" calcext:value-type="string">
            <text:p>RandomPopularity</text:p>
          </table:table-cell>
          <table:table-cell office:value-type="percentage" office:value="0.5" calcext:value-type="percentage">
            <text:p>50,00%</text:p>
          </table:table-cell>
          <table:table-cell table:style-name="ce2" office:value-type="float" office:value="0.102072538860104" calcext:value-type="float">
            <text:p>0,1020725389</text:p>
          </table:table-cell>
          <table:table-cell office:value-type="float" office:value="0.0258694829329036" calcext:value-type="float">
            <text:p>0,0258694829</text:p>
          </table:table-cell>
          <table:table-cell table:formula="of:=2*[.C15]*[.D15]/([.C15]+[.D15])" office:value-type="float" office:value="0.0412775062478169" calcext:value-type="float">
            <text:p>0,0412775062</text:p>
          </table:table-cell>
        </table:table-row>
        <table:table-row table:style-name="ro1">
          <table:table-cell office:value-type="string" calcext:value-type="string">
            <text:p>RandomPopularity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102173913043479" calcext:value-type="float">
            <text:p>0,102173913</text:p>
          </table:table-cell>
          <table:table-cell office:value-type="float" office:value="0.0269762098010284" calcext:value-type="float">
            <text:p>0,0269762098</text:p>
          </table:table-cell>
          <table:table-cell table:formula="of:=2*[.C16]*[.D16]/([.C16]+[.D16])" office:value-type="float" office:value="0.0426831171933359" calcext:value-type="float">
            <text:p>0,0426831172</text:p>
          </table:table-cell>
        </table:table-row>
        <table:table-row table:style-name="ro1">
          <table:table-cell office:value-type="string" calcext:value-type="string">
            <text:p>RandomPopularity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100537634408602" calcext:value-type="float">
            <text:p>0,1005376344</text:p>
          </table:table-cell>
          <table:table-cell office:value-type="float" office:value="0.0224001121049583" calcext:value-type="float">
            <text:p>0,0224001121</text:p>
          </table:table-cell>
          <table:table-cell table:formula="of:=2*[.C17]*[.D17]/([.C17]+[.D17])" office:value-type="float" office:value="0.0366373118978815" calcext:value-type="float">
            <text:p>0,0366373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a </meta:initial-creator>
    <meta:creation-date>2016-06-11T23:45:58.690413634</meta:creation-date>
    <dc:date>2016-06-12T00:08:03.906400258</dc:date>
    <dc:creator>mattia </dc:creator>
    <meta:editing-duration>PT22M4S</meta:editing-duration>
    <meta:editing-cycles>2</meta:editing-cycles>
    <meta:generator>LibreOffice/4.3.3.2$Linux_X86_64 LibreOffice_project/430m0$Build-2</meta:generator>
    <meta:document-statistic meta:table-count="1" meta:cell-count="8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708cm" svg:height="13.229cm" xlink:href=".." xlink:type="simple" chart:class="chart:line" chart:style-name="ch1">
        <chart:title svg:x="11.882cm" svg:y="0.4cm" chart:style-name="ch2">
          <text:p>Precision@10</text:p>
        </chart:title>
        <chart:subtitle svg:x="12.278cm" svg:y="1.443cm" chart:style-name="ch3">
          <text:p> RecSize10</text:p>
        </chart:subtitle>
        <chart:legend chart:legend-position="end" svg:x="22.559cm" svg:y="5.568cm" style:legend-expansion="high" chart:style-name="ch4"/>
        <chart:plot-area chart:style-name="ch5" table:cell-range-address="Sheet1.E19:Sheet1.E19 Sheet1.B14:Sheet1.C17 Sheet1.A2:Sheet1.A2 Sheet1.C2:Sheet1.C13 Sheet1.A6:Sheet1.A6 Sheet1.A10:Sheet1.A10 Sheet1.A14:Sheet1.A14" chart:data-source-has-labels="both" svg:x="1.545cm" svg:y="2.39cm" svg:width="20.48cm" svg:height="9.594cm">
          <chartooo:coordinate-region svg:x="2.457cm" svg:y="2.589cm" svg:width="18.892cm" svg:height="8.748cm"/>
          <chart:axis chart:dimension="x" chart:name="primary-x" chart:style-name="ch6" chartooo:axis-type="auto">
            <chartooo:date-scale/>
            <chart:title svg:x="10.061cm" svg:y="12.248cm" chart:style-name="ch7">
              <text:p>Cold Users percentage</text:p>
            </chart:title>
            <chart:categories table:cell-range-address="Sheet1.B14:Sheet1.B17"/>
          </chart:axis>
          <chart:axis chart:dimension="y" chart:name="primary-y" chart:style-name="ch8">
            <chart:title svg:x="0.451cm" svg:y="7.919cm" chart:style-name="ch9">
              <text:p>Precision</text:p>
            </chart:title>
            <chart:grid chart:style-name="ch10" chart:class="major"/>
          </chart:axis>
          <chart:series chart:style-name="ch11" chart:values-cell-range-address="Sheet1.C2:Sheet1.C5" chart:label-cell-address="Sheet1.A2:Sheet1.A2" chart:class="chart:line">
            <chart:data-point chart:repeated="4"/>
          </chart:series>
          <chart:series chart:style-name="ch12" chart:values-cell-range-address="Sheet1.C6:Sheet1.C9" chart:label-cell-address="Sheet1.A6:Sheet1.A6" chart:class="chart:line">
            <chart:data-point chart:repeated="4"/>
          </chart:series>
          <chart:series chart:style-name="ch13" chart:values-cell-range-address="Sheet1.C10:Sheet1.C13" chart:label-cell-address="Sheet1.A10:Sheet1.A10" chart:class="chart:line">
            <chart:data-point chart:repeated="4"/>
          </chart:series>
          <chart:series chart:style-name="ch14" chart:values-cell-range-address="Sheet1.C14:Sheet1.C17" chart:label-cell-address="Sheet1.A14:Sheet1.A14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nkSVD</text:p>
                <draw:g>
                  <svg:desc>Sheet1.A2:Sheet1.A2</svg:desc>
                </draw:g>
              </table:table-cell>
              <table:table-cell office:value-type="string">
                <text:p>ItemItem</text:p>
                <draw:g>
                  <svg:desc>Sheet1.A6:Sheet1.A6</svg:desc>
                </draw:g>
              </table:table-cell>
              <table:table-cell office:value-type="string">
                <text:p>Popularity</text:p>
                <draw:g>
                  <svg:desc>Sheet1.A10:Sheet1.A10</svg:desc>
                </draw:g>
              </table:table-cell>
              <table:table-cell office:value-type="string">
                <text:p>RandomPopularity</text:p>
                <draw:g>
                  <svg:desc>Sheet1.A14:Sheet1.A14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B14:Sheet1.B17</svg:desc>
                </draw:g>
              </table:table-cell>
              <table:table-cell office:value-type="float" office:value="0.1">
                <text:p>0.1</text:p>
                <draw:g>
                  <svg:desc>Sheet1.C2:Sheet1.C5</svg:desc>
                </draw:g>
              </table:table-cell>
              <table:table-cell office:value-type="float" office:value="0.140298507462686">
                <text:p>0.140298507462686</text:p>
                <draw:g>
                  <svg:desc>Sheet1.C6:Sheet1.C9</svg:desc>
                </draw:g>
              </table:table-cell>
              <table:table-cell office:value-type="float" office:value="0.30327868852459">
                <text:p>0.30327868852459</text:p>
                <draw:g>
                  <svg:desc>Sheet1.C10:Sheet1.C13</svg:desc>
                </draw:g>
              </table:table-cell>
              <table:table-cell office:value-type="float" office:value="0.101612903225806">
                <text:p>0.101612903225806</text:p>
                <draw:g>
                  <svg:desc>Sheet1.C14:Sheet1.C17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1046875">
                <text:p>0.1046875</text:p>
              </table:table-cell>
              <table:table-cell office:value-type="float" office:value="0.14">
                <text:p>0.14</text:p>
              </table:table-cell>
              <table:table-cell office:value-type="float" office:value="0.295417348608837">
                <text:p>0.295417348608837</text:p>
              </table:table-cell>
              <table:table-cell office:value-type="float" office:value="0.102072538860104">
                <text:p>0.102072538860104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107983193277311">
                <text:p>0.107983193277311</text:p>
              </table:table-cell>
              <table:table-cell office:value-type="float" office:value="0.135000000000001">
                <text:p>0.135000000000001</text:p>
              </table:table-cell>
              <table:table-cell office:value-type="float" office:value="0.199850299401197">
                <text:p>0.199850299401197</text:p>
              </table:table-cell>
              <table:table-cell office:value-type="float" office:value="0.102173913043479">
                <text:p>0.10217391304347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03846153846154">
                <text:p>0.103846153846154</text:p>
              </table:table-cell>
              <table:table-cell office:value-type="float" office:value="0.122332506203475">
                <text:p>0.122332506203475</text:p>
              </table:table-cell>
              <table:table-cell office:value-type="float" office:value="0.171407185628742">
                <text:p>0.171407185628742</text:p>
              </table:table-cell>
              <table:table-cell office:value-type="float" office:value="0.100537634408602">
                <text:p>0.1005376344086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654cm" svg:height="13.308cm" xlink:href=".." xlink:type="simple" chart:class="chart:line" chart:style-name="ch1">
        <chart:title svg:x="12.159cm" svg:y="0.402cm" chart:style-name="ch2">
          <text:p>Recall@10</text:p>
        </chart:title>
        <chart:subtitle svg:x="12.304cm" svg:y="1.447cm" chart:style-name="ch3">
          <text:p>RecSize10</text:p>
        </chart:subtitle>
        <chart:legend chart:legend-position="end" svg:x="22.505cm" svg:y="5.608cm" style:legend-expansion="high" chart:style-name="ch4"/>
        <chart:plot-area chart:style-name="ch5" table:cell-range-address="Sheet1.B24:Sheet1.B24 Sheet1.B6:Sheet1.B9 Sheet1.A2:Sheet1.A2 Sheet1.D2:Sheet1.D17 Sheet1.A6:Sheet1.A6 Sheet1.A10:Sheet1.A10 Sheet1.A14:Sheet1.A14" chart:data-source-has-labels="both" svg:x="1.544cm" svg:y="2.396cm" svg:width="20.428cm" svg:height="9.665cm">
          <chartooo:coordinate-region svg:x="2.456cm" svg:y="2.595cm" svg:width="18.84cm" svg:height="8.819cm"/>
          <chart:axis chart:dimension="x" chart:name="primary-x" chart:style-name="ch6" chartooo:axis-type="auto">
            <chartooo:date-scale/>
            <chart:title svg:x="10.021cm" svg:y="12.327cm" chart:style-name="ch7">
              <text:p>Cold Users Percentage</text:p>
            </chart:title>
            <chart:categories table:cell-range-address="Sheet1.B6:Sheet1.B9"/>
          </chart:axis>
          <chart:axis chart:dimension="y" chart:name="primary-y" chart:style-name="ch8">
            <chart:title svg:x="0.451cm" svg:y="7.748cm" chart:style-name="ch9">
              <text:p>Recall</text:p>
            </chart:title>
            <chart:grid chart:style-name="ch10" chart:class="major"/>
          </chart:axis>
          <chart:series chart:style-name="ch11" chart:values-cell-range-address="Sheet1.D2:Sheet1.D5" chart:label-cell-address="Sheet1.A2:Sheet1.A2" chart:class="chart:line">
            <chart:data-point chart:repeated="4"/>
          </chart:series>
          <chart:series chart:style-name="ch12" chart:values-cell-range-address="Sheet1.D6:Sheet1.D9" chart:label-cell-address="Sheet1.A6:Sheet1.A6" chart:class="chart:line">
            <chart:data-point chart:repeated="4"/>
          </chart:series>
          <chart:series chart:style-name="ch13" chart:values-cell-range-address="Sheet1.D10:Sheet1.D13" chart:label-cell-address="Sheet1.A10:Sheet1.A10" chart:class="chart:line">
            <chart:data-point chart:repeated="4"/>
          </chart:series>
          <chart:series chart:style-name="ch14" chart:values-cell-range-address="Sheet1.D14:Sheet1.D17" chart:label-cell-address="Sheet1.A14:Sheet1.A14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nkSVD</text:p>
                <draw:g>
                  <svg:desc>Sheet1.A2:Sheet1.A2</svg:desc>
                </draw:g>
              </table:table-cell>
              <table:table-cell office:value-type="string">
                <text:p>ItemItem</text:p>
                <draw:g>
                  <svg:desc>Sheet1.A6:Sheet1.A6</svg:desc>
                </draw:g>
              </table:table-cell>
              <table:table-cell office:value-type="string">
                <text:p>Popularity</text:p>
                <draw:g>
                  <svg:desc>Sheet1.A10:Sheet1.A10</svg:desc>
                </draw:g>
              </table:table-cell>
              <table:table-cell office:value-type="string">
                <text:p>RandomPopularity</text:p>
                <draw:g>
                  <svg:desc>Sheet1.A14:Sheet1.A14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B6:Sheet1.B9</svg:desc>
                </draw:g>
              </table:table-cell>
              <table:table-cell office:value-type="float" office:value="0.0250388955494256">
                <text:p>0.0250388955494256</text:p>
                <draw:g>
                  <svg:desc>Sheet1.D2:Sheet1.D5</svg:desc>
                </draw:g>
              </table:table-cell>
              <table:table-cell office:value-type="float" office:value="0.0357623083706572">
                <text:p>0.0357623083706572</text:p>
                <draw:g>
                  <svg:desc>Sheet1.D6:Sheet1.D9</svg:desc>
                </draw:g>
              </table:table-cell>
              <table:table-cell office:value-type="float" office:value="0.0774099683284705">
                <text:p>0.0774099683284705</text:p>
                <draw:g>
                  <svg:desc>Sheet1.D10:Sheet1.D13</svg:desc>
                </draw:g>
              </table:table-cell>
              <table:table-cell office:value-type="float" office:value="0.026022228509223">
                <text:p>0.026022228509223</text:p>
                <draw:g>
                  <svg:desc>Sheet1.D14:Sheet1.D17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261964210065861">
                <text:p>0.0261964210065861</text:p>
              </table:table-cell>
              <table:table-cell office:value-type="float" office:value="0.0345176370357606">
                <text:p>0.0345176370357606</text:p>
              </table:table-cell>
              <table:table-cell office:value-type="float" office:value="0.0752485748922391">
                <text:p>0.0752485748922391</text:p>
              </table:table-cell>
              <table:table-cell office:value-type="float" office:value="0.0258694829329036">
                <text:p>0.0258694829329036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27176506028148">
                <text:p>0.027176506028148</text:p>
              </table:table-cell>
              <table:table-cell office:value-type="float" office:value="0.0345284049289266">
                <text:p>0.0345284049289266</text:p>
              </table:table-cell>
              <table:table-cell office:value-type="float" office:value="0.051446308935545">
                <text:p>0.051446308935545</text:p>
              </table:table-cell>
              <table:table-cell office:value-type="float" office:value="0.0269762098010284">
                <text:p>0.026976209801028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24827703654439">
                <text:p>0.024827703654439</text:p>
              </table:table-cell>
              <table:table-cell office:value-type="float" office:value="0.029141690878835">
                <text:p>0.029141690878835</text:p>
              </table:table-cell>
              <table:table-cell office:value-type="float" office:value="0.0393548251275754">
                <text:p>0.0393548251275754</text:p>
              </table:table-cell>
              <table:table-cell office:value-type="float" office:value="0.0224001121049583">
                <text:p>0.02240011210495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13cm" svg:height="13.361cm" xlink:href=".." xlink:type="simple" chart:class="chart:line" chart:style-name="ch1">
        <chart:title svg:x="11.447cm" svg:y="0.403cm" chart:style-name="ch2">
          <text:p>F-Measure@10</text:p>
        </chart:title>
        <chart:subtitle svg:x="12.042cm" svg:y="1.449cm" chart:style-name="ch3">
          <text:p>RecSize10</text:p>
        </chart:subtitle>
        <chart:legend chart:legend-position="end" svg:x="21.981cm" svg:y="5.634cm" style:legend-expansion="high" chart:style-name="ch4"/>
        <chart:plot-area chart:style-name="ch5" table:cell-range-address="Sheet1.O57:Sheet1.O57 Sheet1.B2:Sheet1.B5 Sheet1.A2:Sheet1.A2 Sheet1.E2:Sheet1.E17 Sheet1.A6:Sheet1.A6 Sheet1.A10:Sheet1.A10 Sheet1.A14:Sheet1.A14" chart:data-source-has-labels="both" svg:x="1.533cm" svg:y="2.399cm" svg:width="19.926cm" svg:height="9.714cm">
          <chartooo:coordinate-region svg:x="2.445cm" svg:y="2.599cm" svg:width="18.338cm" svg:height="8.867cm"/>
          <chart:axis chart:dimension="x" chart:name="primary-x" chart:style-name="ch6" chartooo:axis-type="auto">
            <chartooo:date-scale/>
            <chart:title svg:x="9.759cm" svg:y="12.38cm" chart:style-name="ch7">
              <text:p>Cold Users Percentage</text:p>
            </chart:title>
            <chart:categories table:cell-range-address="Sheet1.B2:Sheet1.B5"/>
          </chart:axis>
          <chart:axis chart:dimension="y" chart:name="primary-y" chart:style-name="ch8">
            <chart:title svg:x="0.451cm" svg:y="8.094cm" chart:style-name="ch9">
              <text:p>F-Measure</text:p>
            </chart:title>
            <chart:grid chart:style-name="ch10" chart:class="major"/>
          </chart:axis>
          <chart:series chart:style-name="ch11" chart:values-cell-range-address="Sheet1.E2:Sheet1.E5" chart:label-cell-address="Sheet1.A2:Sheet1.A2" chart:class="chart:line">
            <chart:data-point chart:repeated="4"/>
          </chart:series>
          <chart:series chart:style-name="ch12" chart:values-cell-range-address="Sheet1.E6:Sheet1.E9" chart:label-cell-address="Sheet1.A6:Sheet1.A6" chart:class="chart:line">
            <chart:data-point chart:repeated="4"/>
          </chart:series>
          <chart:series chart:style-name="ch13" chart:values-cell-range-address="Sheet1.E10:Sheet1.E13" chart:label-cell-address="Sheet1.A10:Sheet1.A10" chart:class="chart:line">
            <chart:data-point chart:repeated="4"/>
          </chart:series>
          <chart:series chart:style-name="ch14" chart:values-cell-range-address="Sheet1.E14:Sheet1.E17" chart:label-cell-address="Sheet1.A14:Sheet1.A14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nkSVD</text:p>
                <draw:g>
                  <svg:desc>Sheet1.A2:Sheet1.A2</svg:desc>
                </draw:g>
              </table:table-cell>
              <table:table-cell office:value-type="string">
                <text:p>ItemItem</text:p>
                <draw:g>
                  <svg:desc>Sheet1.A6:Sheet1.A6</svg:desc>
                </draw:g>
              </table:table-cell>
              <table:table-cell office:value-type="string">
                <text:p>Popularity</text:p>
                <draw:g>
                  <svg:desc>Sheet1.A10:Sheet1.A10</svg:desc>
                </draw:g>
              </table:table-cell>
              <table:table-cell office:value-type="string">
                <text:p>RandomPopularity</text:p>
                <draw:g>
                  <svg:desc>Sheet1.A14:Sheet1.A14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B2:Sheet1.B5</svg:desc>
                </draw:g>
              </table:table-cell>
              <table:table-cell office:value-type="float" office:value="0.0400497708163588">
                <text:p>0.0400497708163588</text:p>
                <draw:g>
                  <svg:desc>Sheet1.E2:Sheet1.E5</svg:desc>
                </draw:g>
              </table:table-cell>
              <table:table-cell office:value-type="float" office:value="0.0569961971841927">
                <text:p>0.0569961971841927</text:p>
                <draw:g>
                  <svg:desc>Sheet1.E6:Sheet1.E9</svg:desc>
                </draw:g>
              </table:table-cell>
              <table:table-cell office:value-type="float" office:value="0.123338551074561">
                <text:p>0.123338551074561</text:p>
                <draw:g>
                  <svg:desc>Sheet1.E10:Sheet1.E13</svg:desc>
                </draw:g>
              </table:table-cell>
              <table:table-cell office:value-type="float" office:value="0.041433642152959">
                <text:p>0.041433642152959</text:p>
                <draw:g>
                  <svg:desc>Sheet1.E14:Sheet1.E17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419064129961232">
                <text:p>0.0419064129961232</text:p>
              </table:table-cell>
              <table:table-cell office:value-type="float" office:value="0.0553808688575844">
                <text:p>0.0553808688575844</text:p>
              </table:table-cell>
              <table:table-cell office:value-type="float" office:value="0.119944850992995">
                <text:p>0.119944850992995</text:p>
              </table:table-cell>
              <table:table-cell office:value-type="float" office:value="0.0412775062478169">
                <text:p>0.0412775062478169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434242739236545">
                <text:p>0.0434242739236545</text:p>
              </table:table-cell>
              <table:table-cell office:value-type="float" office:value="0.0549917834401771">
                <text:p>0.0549917834401771</text:p>
              </table:table-cell>
              <table:table-cell office:value-type="float" office:value="0.0818280860367018">
                <text:p>0.0818280860367018</text:p>
              </table:table-cell>
              <table:table-cell office:value-type="float" office:value="0.0426831171933359">
                <text:p>0.042683117193335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400743644968242">
                <text:p>0.0400743644968242</text:p>
              </table:table-cell>
              <table:table-cell office:value-type="float" office:value="0.0470704073549589">
                <text:p>0.0470704073549589</text:p>
              </table:table-cell>
              <table:table-cell office:value-type="float" office:value="0.0640124830069908">
                <text:p>0.0640124830069908</text:p>
              </table:table-cell>
              <table:table-cell office:value-type="float" office:value="0.0366373118978815">
                <text:p>0.03663731189788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